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3.413cm"/>
    </style:style>
    <style:style style:name="Tableau1.B" style:family="table-column">
      <style:table-column-properties style:column-width="13.6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style:font-name="FreeMono" fo:font-weight="bold" officeooo:rsid="00127787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style:font-name="FreeMono" fo:font-size="14pt" fo:font-weight="bold" officeooo:rsid="00127787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officeooo:paragraph-rsid="0016521a"/>
    </style:style>
    <style:style style:name="P4" style:family="paragraph" style:parent-style-name="Standard">
      <style:paragraph-properties fo:text-align="start" style:justify-single-word="false"/>
      <style:text-properties fo:color="#ff3300" style:font-name="Liberation Serif1" fo:font-weight="normal" officeooo:rsid="0012f2cc" officeooo:paragraph-rsid="0012f2cc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color="#3333ff" style:font-name="Liberation Serif1" fo:font-weight="normal" officeooo:rsid="0012f2cc" officeooo:paragraph-rsid="0012f2cc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color="#3333ff" style:font-name="Liberation Serif1" fo:font-weight="normal" officeooo:rsid="00143e7f" officeooo:paragraph-rsid="00143e7f" style:font-weight-asian="normal" style:font-weight-complex="normal"/>
    </style:style>
    <style:style style:name="P7" style:family="paragraph" style:parent-style-name="Standard">
      <style:paragraph-properties fo:text-align="start" style:justify-single-word="false"/>
      <style:text-properties fo:color="#007c00" style:font-name="Liberation Serif1" fo:font-weight="normal" officeooo:rsid="00143e7f" officeooo:paragraph-rsid="00143e7f" style:font-weight-asian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fo:color="#007c00" style:font-name="Liberation Serif1" fo:font-weight="normal" officeooo:rsid="0014e679" officeooo:paragraph-rsid="0014e679" style:font-weight-asian="normal" style:font-weight-complex="normal"/>
    </style:style>
    <style:style style:name="P9" style:family="paragraph" style:parent-style-name="Standard">
      <style:paragraph-properties fo:text-align="start" style:justify-single-word="false"/>
      <style:text-properties style:font-name="Liberation Serif1" fo:font-weight="normal" officeooo:rsid="00127787" officeooo:paragraph-rsid="00127787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1" fo:font-weight="normal" officeooo:rsid="0012f2cc" officeooo:paragraph-rsid="0012f2cc" style:font-weight-asian="normal" style:font-weight-complex="normal"/>
    </style:style>
    <style:style style:name="P11" style:family="paragraph" style:parent-style-name="Standard">
      <style:paragraph-properties fo:text-align="start" style:justify-single-word="false"/>
      <style:text-properties style:font-name="Liberation Serif1" fo:font-weight="normal" officeooo:rsid="00143e7f" officeooo:paragraph-rsid="00143e7f" style:font-weight-asian="normal" style:font-weight-complex="normal"/>
    </style:style>
    <style:style style:name="P12" style:family="paragraph" style:parent-style-name="Standard">
      <style:paragraph-properties fo:text-align="start" style:justify-single-word="false"/>
      <style:text-properties style:font-name="Liberation Serif1" fo:font-weight="normal" officeooo:rsid="00143e7f" officeooo:paragraph-rsid="001947da" style:font-weight-asian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Liberation Serif1" fo:font-weight="normal" officeooo:rsid="00143e7f" officeooo:paragraph-rsid="0016521a" style:font-weight-asian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Liberation Serif1" fo:font-weight="normal" officeooo:rsid="0017c53a" officeooo:paragraph-rsid="001947da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style:font-name="Liberation Serif1" fo:font-weight="normal" officeooo:rsid="0017c53a" officeooo:paragraph-rsid="0017c53a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style:font-name="Liberation Serif1" fo:font-weight="normal" officeooo:rsid="001947da" officeooo:paragraph-rsid="001947da" style:font-weight-asian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Liberation Serif1" fo:font-weight="normal" officeooo:rsid="0014e679" officeooo:paragraph-rsid="0014e679" style:font-weight-asian="normal" style:font-weight-complex="normal"/>
    </style:style>
    <style:style style:name="P18" style:family="paragraph" style:parent-style-name="Standard">
      <style:paragraph-properties fo:text-align="start" style:justify-single-word="false"/>
      <style:text-properties style:font-name="Liberation Serif1" fo:font-weight="bold" officeooo:rsid="00127787" officeooo:paragraph-rsid="00127787" style:font-weight-asian="bold" style:font-weight-complex="bold"/>
    </style:style>
    <style:style style:name="P19" style:family="paragraph" style:parent-style-name="Standard">
      <style:paragraph-properties fo:text-align="start" style:justify-single-word="false"/>
      <style:text-properties style:font-name="Liberation Serif1" fo:font-weight="bold" officeooo:rsid="0012f2cc" officeooo:paragraph-rsid="0012f2cc" style:font-weight-asian="bold" style:font-weight-complex="bold"/>
    </style:style>
    <style:style style:name="P20" style:family="paragraph" style:parent-style-name="Standard">
      <style:paragraph-properties fo:text-align="start" style:justify-single-word="false"/>
      <style:text-properties style:font-name="Liberation Serif1" fo:font-weight="bold" officeooo:rsid="00143e7f" officeooo:paragraph-rsid="00143e7f" style:font-weight-asian="bold" style:font-weight-complex="bold"/>
    </style:style>
    <style:style style:name="P21" style:family="paragraph" style:parent-style-name="Standard">
      <style:paragraph-properties fo:text-align="start" style:justify-single-word="false"/>
      <style:text-properties style:font-name="Liberation Serif1" fo:font-weight="bold" officeooo:rsid="0014e679" officeooo:paragraph-rsid="0014e679" style:font-weight-asian="bold" style:font-weight-complex="bold"/>
    </style:style>
    <style:style style:name="P22" style:family="paragraph" style:parent-style-name="Standard">
      <style:paragraph-properties fo:text-align="start" style:justify-single-word="false"/>
      <style:text-properties style:font-name="Liberation Serif1" fo:font-weight="bold" officeooo:rsid="0017c53a" officeooo:paragraph-rsid="0017c53a" style:font-weight-asian="bold" style:font-weight-complex="bold"/>
    </style:style>
    <style:style style:name="P23" style:family="paragraph" style:parent-style-name="Standard">
      <style:paragraph-properties fo:text-align="start" style:justify-single-word="false"/>
      <style:text-properties style:font-name="Liberation Serif1" officeooo:paragraph-rsid="0012f2cc"/>
    </style:style>
    <style:style style:name="P24" style:family="paragraph" style:parent-style-name="Standard" style:master-page-name="">
      <loext:graphic-properties draw:fill="none"/>
      <style:paragraph-properties fo:margin-left="0cm" fo:margin-right="-1.799cm" fo:text-align="start" style:justify-single-word="false" fo:text-indent="0cm" style:auto-text-indent="false" style:page-number="auto" fo:background-color="transparent"/>
      <style:text-properties fo:color="#007c00" style:font-name="Liberation Serif1" fo:font-weight="normal" officeooo:rsid="0014e679" officeooo:paragraph-rsid="0014e679" style:font-weight-asian="normal" style:font-weight-complex="normal"/>
    </style:style>
    <style:style style:name="P25" style:family="paragraph" style:parent-style-name="Table_20_Contents">
      <style:paragraph-properties fo:text-align="start" style:justify-single-word="false"/>
      <style:text-properties style:font-name="Liberation Serif1" officeooo:rsid="0016521a" officeooo:paragraph-rsid="001947da"/>
    </style:style>
    <style:style style:name="P26" style:family="paragraph" style:parent-style-name="Table_20_Contents">
      <style:paragraph-properties fo:text-align="start" style:justify-single-word="false"/>
      <style:text-properties style:font-name="Liberation Serif1" officeooo:rsid="0017c53a" officeooo:paragraph-rsid="001947da"/>
    </style:style>
    <style:style style:name="P27" style:family="paragraph" style:parent-style-name="Standard">
      <style:paragraph-properties fo:text-align="start" style:justify-single-word="false"/>
      <style:text-properties style:font-name="Liberation Serif1" fo:font-weight="normal" officeooo:rsid="0012f2cc" officeooo:paragraph-rsid="0012f2cc" style:font-weight-asian="normal" style:font-weight-complex="normal"/>
    </style:style>
    <style:style style:name="P28" style:family="paragraph" style:parent-style-name="Standard">
      <style:paragraph-properties fo:text-align="start" style:justify-single-word="false"/>
      <style:text-properties style:font-name="Liberation Serif1" fo:font-weight="normal" officeooo:rsid="001eb762" officeooo:paragraph-rsid="001eb762" style:font-weight-asian="normal" style:font-weight-complex="normal"/>
    </style:style>
    <style:style style:name="P29" style:family="paragraph" style:parent-style-name="Standard">
      <style:paragraph-properties fo:text-align="start" style:justify-single-word="false"/>
      <style:text-properties style:font-name="Liberation Serif1" fo:font-weight="normal" officeooo:rsid="00127787" officeooo:paragraph-rsid="00127787" style:font-weight-asian="normal" style:font-weight-complex="normal"/>
    </style:style>
    <style:style style:name="P30" style:family="paragraph" style:parent-style-name="Standard">
      <style:paragraph-properties fo:text-align="start" style:justify-single-word="false"/>
      <style:text-properties fo:color="#ff3300" style:font-name="Liberation Serif1" officeooo:paragraph-rsid="0012f2cc"/>
    </style:style>
    <style:style style:name="P31" style:family="paragraph" style:parent-style-name="Standard">
      <style:paragraph-properties fo:text-align="start" style:justify-single-word="false"/>
      <style:text-properties fo:color="#ff3300" style:font-name="Liberation Serif1" fo:font-weight="normal" officeooo:rsid="0012f2cc" officeooo:paragraph-rsid="0012f2cc" style:font-weight-asian="normal" style:font-weight-complex="normal"/>
    </style:style>
    <style:style style:name="P32" style:family="paragraph" style:parent-style-name="Standard">
      <style:paragraph-properties fo:text-align="start" style:justify-single-word="false"/>
      <style:text-properties style:font-name="FreeMono" fo:font-weight="normal" officeooo:rsid="001947da" officeooo:paragraph-rsid="0016521a" style:font-weight-asian="normal" style:font-weight-complex="normal"/>
    </style:style>
    <style:style style:name="P33" style:family="paragraph" style:parent-style-name="Standard">
      <style:paragraph-properties fo:text-align="start" style:justify-single-word="false"/>
      <style:text-properties style:font-name="FreeMono" fo:font-weight="normal" officeooo:rsid="001e34ff" officeooo:paragraph-rsid="001e34ff" style:font-weight-asian="normal" style:font-weight-complex="normal"/>
    </style:style>
    <style:style style:name="P34" style:family="paragraph" style:parent-style-name="Text_20_body" style:list-style-name="L1"/>
    <style:style style:name="P35" style:family="paragraph" style:parent-style-name="Text_20_body" style:list-style-name="L1">
      <style:paragraph-properties fo:text-align="start" style:justify-single-word="false"/>
      <style:text-properties style:font-name="Liberation Serif1" fo:font-weight="normal" officeooo:rsid="001947da" officeooo:paragraph-rsid="001947da" style:font-weight-asian="normal" style:font-weight-complex="normal"/>
    </style:style>
    <style:style style:name="P36" style:family="paragraph" style:parent-style-name="Text_20_body" style:list-style-name="L1">
      <style:paragraph-properties fo:margin-top="0cm" fo:margin-bottom="0cm" loext:contextual-spacing="false"/>
    </style:style>
    <style:style style:name="P37" style:family="paragraph" style:parent-style-name="Text_20_body" style:list-style-name="L1">
      <style:paragraph-properties fo:margin-top="0cm" fo:margin-bottom="0cm" loext:contextual-spacing="false"/>
      <style:text-properties officeooo:paragraph-rsid="001947da"/>
    </style:style>
    <style:style style:name="P38" style:family="paragraph" style:parent-style-name="Preformatted_20_Text">
      <style:paragraph-properties fo:text-align="start" style:justify-single-word="false"/>
      <style:text-properties fo:color="#ff3300" style:font-name="Liberation Serif1" fo:font-weight="normal" officeooo:rsid="0012f2cc" officeooo:paragraph-rsid="0012f2cc" style:font-weight-asian="normal" style:font-weight-complex="normal"/>
    </style:style>
    <style:style style:name="P39" style:family="paragraph" style:parent-style-name="Preformatted_20_Text">
      <style:paragraph-properties fo:margin-top="0cm" fo:margin-bottom="0.499cm" loext:contextual-spacing="false"/>
    </style:style>
    <style:style style:name="T1" style:family="text">
      <style:text-properties officeooo:rsid="0012f2cc"/>
    </style:style>
    <style:style style:name="T2" style:family="text">
      <style:text-properties fo:color="#ff3300"/>
    </style:style>
    <style:style style:name="T3" style:family="text">
      <style:text-properties fo:color="#ff3300" officeooo:rsid="0012f2cc"/>
    </style:style>
    <style:style style:name="T4" style:family="text">
      <style:text-properties fo:color="#ff3300" fo:font-weight="normal" officeooo:rsid="0012f2cc" style:font-weight-asian="normal" style:font-weight-complex="normal"/>
    </style:style>
    <style:style style:name="T5" style:family="text">
      <style:text-properties fo:color="#ff3300" officeooo:rsid="001c863b"/>
    </style:style>
    <style:style style:name="T6" style:family="text">
      <style:text-properties officeooo:rsid="00143e7f"/>
    </style:style>
    <style:style style:name="T7" style:family="text">
      <style:text-properties officeooo:rsid="0014e679"/>
    </style:style>
    <style:style style:name="T8" style:family="text">
      <style:text-properties officeooo:rsid="0016521a"/>
    </style:style>
    <style:style style:name="T9" style:family="text">
      <style:text-properties fo:color="#007c00"/>
    </style:style>
    <style:style style:name="T10" style:family="text">
      <style:text-properties fo:color="#007c00" officeooo:rsid="0014e679"/>
    </style:style>
    <style:style style:name="T11" style:family="text">
      <style:text-properties officeooo:rsid="001947da"/>
    </style:style>
    <style:style style:name="T12" style:family="text">
      <style:text-properties style:font-name="Liberation Serif1"/>
    </style:style>
    <style:style style:name="T13" style:family="text">
      <style:text-properties style:font-name="Liberation Serif1" fo:font-weight="normal" officeooo:rsid="001947da" style:font-weight-asian="normal" style:font-weight-complex="normal"/>
    </style:style>
    <style:style style:name="T14" style:family="text">
      <style:text-properties style:font-name="Liberation Serif1" fo:font-weight="bold" officeooo:rsid="001947da" style:font-weight-asian="bold" style:font-weight-complex="bold"/>
    </style:style>
    <style:style style:name="T15" style:family="text">
      <style:text-properties fo:font-weight="normal" officeooo:rsid="0012f2cc" style:font-weight-asian="normal" style:font-weight-complex="normal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Manuel Python pour la gestion d’une interface graphique</text:p>
      <text:p text:style-name="P1"/>
      <text:p text:style-name="P9">Il existe plusieurs bibliothèque pour les interfaces graphiques sur python : Tkinter, wxPython, PyGTK, PyQT.</text:p>
      <text:p text:style-name="P9">On utilisera Tkinter car c’est la plus populaire et la mieux noté sur un tas de <text:span text:style-name="T1">forum.</text:span></text:p>
      <text:p text:style-name="P9"/>
      <text:p text:style-name="P28">http://apprendre-python.com/page-tkinter-interface-graphique-python-tutoriel</text:p>
      <text:p text:style-name="P18"/>
      <text:p text:style-name="P19">I-Fonctions principales</text:p>
      <text:p text:style-name="P18"/>
      <text:p text:style-name="P10">On commence par l’importer : </text:p>
      <text:p text:style-name="P23"><text:span text:style-name="T15"><text:tab/></text:span><text:span text:style-name="T4">from</text:span><text:span text:style-name="T2"> </text:span><text:span text:style-name="T5">t</text:span><text:span text:style-name="T2">kinter </text:span><text:span text:style-name="T3">import *</text:span></text:p>
      <text:p text:style-name="P30"><text:s/></text:p>
      <text:p text:style-name="P10">Déclaration d’une fenêtre :</text:p>
      <text:p text:style-name="P4"><text:tab/>fenetre = Tk()</text:p>
      <text:p text:style-name="P10"/>
      <text:p text:style-name="P10">Apparition de la fenêtre :</text:p>
      <text:p text:style-name="P4"><text:tab/>fenetre.mainloop()</text:p>
      <text:p text:style-name="P4"/>
      <text:p text:style-name="P38"><text:span text:style-name="Strong_20_Emphasis">Python 2</text:span> <text:s text:c="12"/><text:span text:style-name="Strong_20_Emphasis">Python 3</text:span></text:p>
      <text:p text:style-name="Preformatted_20_Text">Tkinter <text:s text:c="8"/>→ <text:s/>tkinter</text:p>
      <text:p text:style-name="Preformatted_20_Text">Tix <text:s text:c="12"/>→ <text:s/>tkinter.tix</text:p>
      <text:p text:style-name="Preformatted_20_Text">ttk <text:s text:c="12"/>→ <text:s/>tkinter.ttk</text:p>
      <text:p text:style-name="Preformatted_20_Text">tkMessageBox <text:s text:c="3"/>→ <text:s/>tkinter.messagebox</text:p>
      <text:p text:style-name="Preformatted_20_Text">tkColorChooser <text:s/>→ <text:s/>tkinter.colorchooser</text:p>
      <text:p text:style-name="Preformatted_20_Text">tkFileDialog <text:s text:c="3"/>→ <text:s/>tkinter.filedialog</text:p>
      <text:p text:style-name="Preformatted_20_Text">tkCommonDialog <text:s/>→ <text:s/>tkinter.commondialog</text:p>
      <text:p text:style-name="Preformatted_20_Text">tkSimpleDialog <text:s/>→ <text:s/>tkinter.simpledialog</text:p>
      <text:p text:style-name="Preformatted_20_Text">tkFont <text:s text:c="9"/>→ <text:s/>tkinter.font</text:p>
      <text:p text:style-name="Preformatted_20_Text">Tkdnd <text:s text:c="10"/>→ <text:s/>tkinter.dnd</text:p>
      <text:p text:style-name="P39">ScrolledText <text:s text:c="3"/>→ <text:s/>tkinter.scrolledtext</text:p>
      <text:p text:style-name="P4"/>
      <text:p text:style-name="P10"/>
      <text:p text:style-name="P19">II-Fonctions <text:span text:style-name="T6">sur la fenêtre</text:span></text:p>
      <text:p text:style-name="P10"><text:tab/></text:p>
      <text:p text:style-name="P10">Redimensionner la fenêtre :</text:p>
      <text:p text:style-name="P5"><text:tab/>fenetre.geometry(«500x600»)</text:p>
      <text:p text:style-name="P10"/>
      <text:p text:style-name="P10">Afficher un Titre :</text:p>
      <text:p text:style-name="P5"><text:tab/><text:span text:style-name="T6">fenetre.title(Coucou)</text:span></text:p>
      <text:p text:style-name="P5"/>
      <text:p text:style-name="P11">Obtenir la hauteur/longueur de la fenêtre :</text:p>
      <text:p text:style-name="P6"><text:tab/>fenetre.winfo_width()</text:p>
      <text:p text:style-name="P6"><text:tab/>fenetre.winfo_height()</text:p>
      <text:p text:style-name="P11"/>
      <text:p text:style-name="P11">Empêcher le redimensionnement :</text:p>
      <text:p text:style-name="P6"><text:tab/>fenetre.resizable(width=False)</text:p>
      <text:p text:style-name="P6"><text:tab/>fenetre.resizable(height=False)</text:p>
      <text:p text:style-name="P9"/>
      <text:p text:style-name="P9"/>
      <text:p text:style-name="P20">III-Fonctions internes(bouton, champ de texte, etc) nommé Widgets dans le jargon</text:p>
      <text:p text:style-name="P20"/>
      <text:p text:style-name="P12"><text:tab/><text:span text:style-name="T8">#Paramètres des widgets(bouton,zone d’écriture, zone de texte, <text:tab/>canevas)</text:span></text:p>
      <table:table table:name="Tableau1" table:style-name="Tableau1">
        <table:table-column table:style-name="Tableau1.A"/>
        <table:table-column table:style-name="Tableau1.B"/>
        <text:soft-page-break/>
        <table:table-row>
          <table:table-cell table:style-name="Tableau1.A1" office:value-type="string">
            <text:p text:style-name="P25">text</text:p>
          </table:table-cell>
          <table:table-cell table:style-name="Tableau1.B1" office:value-type="string">
            <text:p text:style-name="P25">Précise le texte à afficher</text:p>
          </table:table-cell>
        </table:table-row>
        <table:table-row>
          <table:table-cell table:style-name="Tableau1.A2" office:value-type="string">
            <text:p text:style-name="P25">fg/bg</text:p>
          </table:table-cell>
          <table:table-cell table:style-name="Tableau1.B2" office:value-type="string">
            <text:p text:style-name="P25">Background/frontground Couleur de police ou de font</text:p>
            <text:p text:style-name="P25"/>
            <text:p text:style-name="P26">ex: reprenons notre zone de texte texte</text:p>
            <text:p text:style-name="P26">texte[‘fg’] = ‘black’</text:p>
            <text:p text:style-name="P26"/>
            <text:p text:style-name="P26">On peux définir fg à la conception de la zone</text:p>
            <text:p text:style-name="P26">ex: texte = Label(fenetre,fg=‘pink’,text=«plouf») </text:p>
            <text:p text:style-name="P25"/>
          </table:table-cell>
        </table:table-row>
        <table:table-row>
          <table:table-cell table:style-name="Tableau1.A2" office:value-type="string">
            <text:p text:style-name="P26">Height/width</text:p>
          </table:table-cell>
          <table:table-cell table:style-name="Tableau1.B2" office:value-type="string">
            <text:p text:style-name="P26">Hauteur/Largeur du widget à utiliser comme fb/bg</text:p>
          </table:table-cell>
        </table:table-row>
        <table:table-row>
          <table:table-cell table:style-name="Tableau1.A2" office:value-type="string">
            <text:p text:style-name="P26">font</text:p>
          </table:table-cell>
          <table:table-cell table:style-name="Tableau1.B2" office:value-type="string">
            <text:p text:style-name="P26">La police de caractère </text:p>
          </table:table-cell>
        </table:table-row>
        <table:table-row>
          <table:table-cell table:style-name="Tableau1.A2" office:value-type="string">
            <text:p text:style-name="P26">relief</text:p>
          </table:table-cell>
          <table:table-cell table:style-name="Tableau1.B2" office:value-type="string">
            <text:p text:style-name="P26">Style de bordure</text:p>
          </table:table-cell>
        </table:table-row>
        <table:table-row>
          <table:table-cell table:style-name="Tableau1.A2" office:value-type="string">
            <text:p text:style-name="P26">...</text:p>
          </table:table-cell>
          <table:table-cell table:style-name="Tableau1.B2" office:value-type="string">
            <text:p text:style-name="P26">...</text:p>
          </table:table-cell>
        </table:table-row>
      </table:table>
      <text:p text:style-name="P12"/>
      <text:p text:style-name="P14"/>
      <text:p text:style-name="P14"/>
      <text:p text:style-name="P14"/>
      <text:p text:style-name="P14">La fonction place :</text:p>
      <text:p text:style-name="P14"><text:tab/>#On définit l’emplacement du widget grâce à la fonction place</text:p>
      <text:p text:style-name="P14"><text:tab/>B = Button(fenetre,text = ‘OK’, width=20)</text:p>
      <text:p text:style-name="P14"><text:tab/>B.place(x = 40, y = 60)</text:p>
      <text:p text:style-name="P14"><text:tab/># pas besoin de B.pack, B est intégré à la fenêtre</text:p>
      <text:p text:style-name="P14"/>
      <text:p text:style-name="P16">La fonction place_forget :</text:p>
      <text:p text:style-name="P16"><text:tab/>#Cache le widget</text:p>
      <text:p text:style-name="P16"><text:tab/>B.place_forget</text:p>
      <text:p text:style-name="P16"/>
      <text:p text:style-name="P16">La fonction .config(..) :</text:p>
      <text:p text:style-name="P16"><text:tab/>#permet de modifier les paramètres d’un widget</text:p>
      <text:p text:style-name="P16"/>
      <text:p text:style-name="P16">La fonction .cget(…) :</text:p>
      <text:p text:style-name="P16"><text:tab/>#revoie les paramètres d’un widget</text:p>
      <text:p text:style-name="P16"><text:s/><text:tab/>B.cget(‘text’)</text:p>
      <text:p text:style-name="P20"/>
      <text:p text:style-name="P20"/>
      <text:p text:style-name="P20"/>
      <text:p text:style-name="P20"><text:span text:style-name="T11">1 - Créer une zone de</text:span> texte:</text:p>
      <text:p text:style-name="P7"><text:tab/><text:span text:style-name="T7">ecriture</text:span> = Label(fenetre, text=«Salut»)</text:p>
      <text:p text:style-name="P11"><text:span text:style-name="T9"><text:tab/></text:span><text:span text:style-name="T10">ecriture.pack()#insertion du texte dans la fenêtre</text:span></text:p>
      <text:p text:style-name="P17"/>
      <text:p text:style-name="P21"><text:span text:style-name="T11">2 - </text:span>Créer une zone d’écriture :</text:p>
      <text:p text:style-name="P8"><text:tab/>entree = Entry(fenetre)</text:p>
      <text:p text:style-name="P8"><text:tab/>entree.pack()</text:p>
      <text:p text:style-name="P17"/>
      <text:p text:style-name="P17"/>
      <text:p text:style-name="P21"><text:span text:style-name="T11">3 - </text:span>Créer un bouton :</text:p>
      <text:p text:style-name="P8"><text:tab/>bouton = Button(fenetre, text=«quitter»,command=fenetre.destroy)</text:p>
      <text:p text:style-name="P24"><text:tab/>bouton.pack()</text:p>
      <text:p text:style-name="P11"/>
      <text:p text:style-name="P13"><text:soft-page-break/><text:tab/><text:span text:style-name="T8">#command est une fonction que l’on choisi, !!! La fonction ne doit pas avoir de paramètre et on ne met pas de parenthèse →() à la fin. On ne met pas fenetre.destroy() !!!</text:span></text:p>
      <text:p text:style-name="P28">http://apprendre-python.com/page-tkinter-interface-graphique-python-tutoriel</text:p>
      <text:p text:style-name="P13"/>
      <text:p text:style-name="P22"><text:span text:style-name="T11">4 - </text:span>Créer un Canevas (zone de dessin rectangulaire) :</text:p>
      <text:p text:style-name="P15"><text:tab/>zone_dessin = <text:span text:style-name="T11">Canvas(racine, width=500,height = 500)</text:span></text:p>
      <text:p text:style-name="P16"><text:tab/>zone_dessin.pack()</text:p>
      <text:p text:style-name="P3"><text:span text:style-name="T13"><text:tab/></text:span><text:span text:style-name="T14">Fonctions :</text:span></text:p>
      <text:list xml:id="list6548017620217349933" text:style-name="L1">
        <text:list-item>
          <text:p text:style-name="P36">.create_image(): Image graphique </text:p>
        </text:list-item>
        <text:list-item>
          <text:p text:style-name="P37"><text:span text:style-name="T12">.create_bitmap(): Image bitma</text:span>p </text:p>
        </text:list-item>
        <text:list-item>
          <text:p text:style-name="P36">.create_line(): Pour créer une ligne </text:p>
        </text:list-item>
        <text:list-item>
          <text:p text:style-name="P36">.create_oval(): Pour créer un cercle ou une ellipse </text:p>
        </text:list-item>
        <text:list-item>
          <text:p text:style-name="P36">.create_polygon(): Pour créer un polygone </text:p>
        </text:list-item>
        <text:list-item>
          <text:p text:style-name="P36">.create_rectangle(): Pour créer un rectangle </text:p>
        </text:list-item>
        <text:list-item>
          <text:p text:style-name="P36">.create_text(): Texte </text:p>
        </text:list-item>
        <text:list-item>
          <text:p text:style-name="P34">.create_window(): Une fenêtre rectangulaire</text:p>
        </text:list-item>
        <text:list-item>
          <text:p text:style-name="P35">.create_arc(): Pour créer un arc de cercle </text:p>
        </text:list-item>
      </text:list>
      <text:p text:style-name="P32"/>
      <text:p text:style-name="P33">5-Liste</text:p>
      <text:p text:style-name="P33"/>
      <text:p text:style-name="Preformatted_20_Text">liste = Listbox(fenetre)</text:p>
      <text:p text:style-name="Preformatted_20_Text">liste.insert(1, "Python")</text:p>
      <text:p text:style-name="Preformatted_20_Text">liste.insert(2, "PHP")</text:p>
      <text:p text:style-name="Preformatted_20_Text">liste.insert(3, "jQuery")</text:p>
      <text:p text:style-name="Preformatted_20_Text">liste.insert(4, "CSS")</text:p>
      <text:p text:style-name="Preformatted_20_Text">liste.insert(5, "Javascript")</text:p>
      <text:p text:style-name="Preformatted_20_Text"/>
      <text:p text:style-name="P39">liste.pack()</text:p>
      <text:p text:style-name="P3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FreeMono" svg:font-family="FreeMono" style:font-pitch="fixed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1" svg:font-family="'Liberation Serif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8T10:55:23.468330930</meta:creation-date>
    <dc:date>2019-01-31T09:30:21.052964673</dc:date>
    <meta:editing-duration>PT27M51S</meta:editing-duration>
    <meta:editing-cycles>6</meta:editing-cycles>
    <meta:generator>LibreOffice/5.2.7.2$Linux_X86_64 LibreOffice_project/20m0$Build-2</meta:generator>
    <meta:document-statistic meta:table-count="1" meta:image-count="0" meta:object-count="0" meta:page-count="3" meta:paragraph-count="99" meta:word-count="431" meta:character-count="3305" meta:non-whitespace-character-count="2850"/>
  </office:meta>
</office:document-meta>
</file>